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21a09" officeooo:paragraph-rsid="00221a09"/>
    </style:style>
    <style:style style:name="P2" style:family="paragraph" style:parent-style-name="Standard">
      <style:text-properties fo:font-weight="normal" officeooo:rsid="00226a6f" officeooo:paragraph-rsid="00226a6f"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officeooo:rsid="00226a6f" officeooo:paragraph-rsid="00226a6f" style:font-weight-asian="normal" style:font-weight-complex="normal"/>
    </style:style>
    <style:style style:name="P5" style:family="paragraph" style:parent-style-name="Standard" style:list-style-name="L2"/>
    <style:style style:name="P6" style:family="paragraph" style:parent-style-name="Standard">
      <style:text-properties officeooo:paragraph-rsid="00073c62"/>
    </style:style>
    <style:style style:name="P7" style:family="paragraph" style:parent-style-name="Standard">
      <style:text-properties officeooo:rsid="00094d46" officeooo:paragraph-rsid="00094d46"/>
    </style:style>
    <style:style style:name="P8" style:family="paragraph" style:parent-style-name="Heading_20_3">
      <style:paragraph-properties fo:break-before="page"/>
    </style:style>
    <style:style style:name="P9" style:family="paragraph" style:parent-style-name="Standard">
      <style:text-properties officeooo:rsid="00094d46" officeooo:paragraph-rsid="000b232d"/>
    </style:style>
    <style:style style:name="P10" style:family="paragraph" style:parent-style-name="Standard">
      <style:text-properties officeooo:rsid="000c51e7" officeooo:paragraph-rsid="000c51e7"/>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3"/>
    <style:style style:name="P13" style:family="paragraph" style:parent-style-name="Standard" style:list-style-name="L3">
      <style:text-properties officeooo:paragraph-rsid="0012c2b3"/>
    </style:style>
    <style:style style:name="P14" style:family="paragraph" style:parent-style-name="Standard">
      <style:text-properties officeooo:paragraph-rsid="0012c2b3"/>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text-properties officeooo:rsid="000e235b" officeooo:paragraph-rsid="000e235b"/>
    </style:style>
    <style:style style:name="P21" style:family="paragraph" style:parent-style-name="Standard">
      <style:text-properties officeooo:paragraph-rsid="0015bb76"/>
    </style:style>
    <style:style style:name="P22" style:family="paragraph" style:parent-style-name="Standard" style:list-style-name="L9">
      <style:text-properties officeooo:rsid="00169e03" officeooo:paragraph-rsid="00169e03"/>
    </style:style>
    <style:style style:name="P23" style:family="paragraph" style:parent-style-name="Standard">
      <style:text-properties officeooo:rsid="00169e03" officeooo:paragraph-rsid="00169e03"/>
    </style:style>
    <style:style style:name="P24" style:family="paragraph" style:parent-style-name="Standard" style:list-style-name="L10">
      <style:text-properties officeooo:rsid="00169e03" officeooo:paragraph-rsid="00169e03"/>
    </style:style>
    <style:style style:name="P25" style:family="paragraph" style:parent-style-name="Standard">
      <style:text-properties officeooo:rsid="00170591" officeooo:paragraph-rsid="00170591"/>
    </style:style>
    <style:style style:name="P26" style:family="paragraph" style:parent-style-name="Standard">
      <style:text-properties officeooo:rsid="001805bd" officeooo:paragraph-rsid="001805bd"/>
    </style:style>
    <style:style style:name="P27" style:family="paragraph" style:parent-style-name="Standard" style:list-style-name="L11">
      <style:text-properties officeooo:rsid="001805bd" officeooo:paragraph-rsid="001805bd"/>
    </style:style>
    <style:style style:name="P28" style:family="paragraph" style:parent-style-name="Standard">
      <style:text-properties officeooo:rsid="0018d014" officeooo:paragraph-rsid="0018d014"/>
    </style:style>
    <style:style style:name="P29" style:family="paragraph" style:parent-style-name="Standard">
      <style:text-properties officeooo:rsid="001a5f7b" officeooo:paragraph-rsid="001a5f7b"/>
    </style:style>
    <style:style style:name="P30" style:family="paragraph" style:parent-style-name="Standard">
      <style:text-properties officeooo:rsid="001be019" officeooo:paragraph-rsid="001be019"/>
    </style:style>
    <style:style style:name="P31" style:family="paragraph" style:parent-style-name="Standard" style:list-style-name="L12">
      <style:text-properties officeooo:rsid="001be019" officeooo:paragraph-rsid="001be019"/>
    </style:style>
    <style:style style:name="P32" style:family="paragraph" style:parent-style-name="Standard">
      <style:text-properties officeooo:rsid="001d9e32" officeooo:paragraph-rsid="001d9e32"/>
    </style:style>
    <style:style style:name="P33" style:family="paragraph" style:parent-style-name="Standard">
      <style:text-properties officeooo:rsid="001dbd36" officeooo:paragraph-rsid="001dbd36"/>
    </style:style>
    <style:style style:name="P34" style:family="paragraph" style:parent-style-name="Standard" style:list-style-name="L13">
      <style:text-properties officeooo:rsid="001e2682" officeooo:paragraph-rsid="001e2682"/>
    </style:style>
    <style:style style:name="P35" style:family="paragraph" style:parent-style-name="Standard">
      <style:text-properties officeooo:rsid="001e2682" officeooo:paragraph-rsid="001e2682"/>
    </style:style>
    <style:style style:name="P36" style:family="paragraph" style:parent-style-name="Standard" style:list-style-name="L14">
      <style:text-properties officeooo:rsid="001e2682" officeooo:paragraph-rsid="001e2682"/>
    </style:style>
    <style:style style:name="P37" style:family="paragraph" style:parent-style-name="Standard">
      <style:text-properties officeooo:rsid="001fa37c" officeooo:paragraph-rsid="001fa37c"/>
    </style:style>
    <style:style style:name="P38" style:family="paragraph" style:parent-style-name="Standard" style:list-style-name="L15">
      <style:text-properties officeooo:rsid="001fa37c" officeooo:paragraph-rsid="001fa37c"/>
    </style:style>
    <style:style style:name="T1" style:family="text">
      <style:text-properties fo:font-weight="normal" style:font-weight-asian="normal" style:font-weight-complex="normal"/>
    </style:style>
    <style:style style:name="T2" style:family="text">
      <style:text-properties fo:font-weight="normal" officeooo:rsid="00226a6f" style:font-weight-asian="normal" style:font-weight-complex="normal"/>
    </style:style>
    <style:style style:name="T3" style:family="text">
      <style:text-properties fo:font-weight="normal" officeooo:rsid="0011f1c9" style:font-weight-asian="normal" style:font-weight-complex="normal"/>
    </style:style>
    <style:style style:name="T4" style:family="text">
      <style:text-properties fo:font-weight="normal" officeooo:rsid="0012c2b3" style:font-weight-asian="normal" style:font-weight-complex="normal"/>
    </style:style>
    <style:style style:name="T5" style:family="text">
      <style:text-properties officeooo:rsid="0012c2b3"/>
    </style:style>
    <style:style style:name="T6" style:family="text">
      <style:text-properties fo:font-weight="normal" officeooo:rsid="0025179e"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15bb76"/>
    </style:style>
    <style:style style:name="T9" style:family="text">
      <style:text-properties officeooo:rsid="00169e03"/>
    </style:style>
    <style:style style:name="T10" style:family="text">
      <style:text-properties officeooo:rsid="001805bd"/>
    </style:style>
    <style:style style:name="T11" style:family="text">
      <style:text-properties officeooo:rsid="001a5f7b"/>
    </style:style>
    <style:style style:name="T12" style:family="text">
      <style:text-properties officeooo:rsid="001be019"/>
    </style:style>
    <style:style style:name="T13" style:family="text">
      <style:text-properties officeooo:rsid="001d5714"/>
    </style:style>
    <style:style style:name="T14" style:family="text">
      <style:text-properties officeooo:rsid="001dbd36"/>
    </style:style>
    <style:style style:name="T15" style:family="text">
      <style:text-properties officeooo:rsid="001e2682"/>
    </style:style>
    <style:style style:name="T16" style:family="text">
      <style:text-properties style:text-position="sub 5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eek 1: 03/02/2025</text:h>
      <text:p text:style-name="P1"><text:span text:style-name="T1">During 2024 Trimester 3, I did an internship with the Quantum Nanotechnology Group at my university. </text:span><text:span text:style-name="T2">I worked on solving the Schrödinger equation using Crank-Nicholson method. This experience made me interested in combining machine learning with quantum mechanics.</text:span></text:p>
      <text:p text:style-name="P2">After discussing my proposal with my supervisor, we decided to do my master’s project on using Physics-Informed Neural Networks (PINNs) to solve the many-electron time-dependent Schrödinger equation.</text:p>
      <text:p text:style-name="Standard"><text:span text:style-name="Strong_20_Emphasis"><text:span text:style-name="T1"/></text:span></text:p>
      <text:p text:style-name="Standard"><text:span text:style-name="Strong_20_Emphasis"><text:span text:style-name="T1">Key </text:span></text:span><text:span text:style-name="Strong_20_Emphasis"><text:span text:style-name="T3">Papers Reviewed</text:span></text:span><text:span text:style-name="Strong_20_Emphasis"><text:span text:style-name="T1">:</text:span></text:span></text:p>
      <text:list text:style-name="L1">
        <text:list-item>
          <text:p text:style-name="P3"><text:span text:style-name="Strong_20_Emphasis"><text:span text:style-name="T1">Shah et al. (2022):</text:span></text:span><text:span text:style-name="T1"> Applied PINNs to </text:span><text:span text:style-name="Strong_20_Emphasis"><text:span text:style-name="T1">1D TDSE</text:span></text:span><text:span text:style-name="T1">, </text:span><text:span text:style-name="T4">focusing on</text:span><text:span text:style-name="T1"> </text:span><text:span text:style-name="Strong_20_Emphasis"><text:span text:style-name="T1">loss function design</text:span></text:span><text:span text:style-name="T1"> and training challenges. </text:span></text:p>
        </text:list-item>
        <text:list-item>
          <text:p text:style-name="P3"><text:span text:style-name="Strong_20_Emphasis"><text:span text:style-name="T1">Hao et al. (2024):</text:span></text:span><text:span text:style-name="T1"> Introduced </text:span><text:span text:style-name="Strong_20_Emphasis"><text:span text:style-name="T1">structure-preserving PINNs</text:span></text:span><text:span text:style-name="T1">, improving </text:span><text:span text:style-name="Strong_20_Emphasis"><text:span text:style-name="T1">long-time stability</text:span></text:span><text:span text:style-name="T1"> in PDE solutions. </text:span></text:p>
        </text:list-item>
      </text:list>
      <text:p text:style-name="Standard"><text:span text:style-name="T1"/></text:p>
      <text:p text:style-name="Standard"><text:span text:style-name="Strong_20_Emphasis"><text:span text:style-name="T1">Next Steps:</text:span></text:span></text:p>
      <text:list text:style-name="L2">
        <text:list-item>
          <text:p text:style-name="P4">Started a detailed review of how many-electron problems are solved</text:p>
        </text:list-item>
        <text:list-item>
          <text:p text:style-name="P4">Choose a simple benchmark problem to start with</text:p>
        </text:list-item>
        <text:list-item>
          <text:p text:style-name="P5"><text:span text:style-name="T1">Explore </text:span><text:span text:style-name="T2">techniques such as causal training to make the model scalable</text:span><text:span text:style-name="T1"> </text:span></text:p>
        </text:list-item>
      </text:list>
      <text:p text:style-name="P6"/>
      <text:p text:style-name="Standard"/>
      <text:p text:style-name="P7"/>
      <text:h text:style-name="P8" text:outline-level="3">Week 2: 10/02/2025</text:h>
      <text:p text:style-name="P9">This week, I started by modelling a single electron of mass m trapped in a one-dimensional time-independent harmonic potential. I set the initial condition as the ground state wavefunction and applied Dirichlet boundary conditions. My goal was to use a P<text:span text:style-name="T5">INN</text:span> to evolve the wavefunction over time.</text:p>
      <text:p text:style-name="P9"/>
      <text:p text:style-name="P9">During testing, the model correctly predicted the initial condition, but as time progressed, <text:span text:style-name="T5">t</text:span>he wavefunction deviated from the expected evolution, suggesting issues in training stability, loss function weighting, or hyperparameter choices.</text:p>
      <text:p text:style-name="P9"/>
      <text:p text:style-name="P9">In our weekly meeting, my supervisor suggested that I <text:span text:style-name="T5">should try recreating</text:span> the model from Shah et al. (2022) to gain better insights into loss function design, training strategies, and hyperparameter tuning. This paper successfully used PINNs to solve the 1D time-dependent Schrödinger equation, making it a useful reference for improving my approach.<text:line-break/><text:line-break/></text:p>
      <text:p text:style-name="P9"/>
      <text:p text:style-name="P10"/>
      <text:h text:style-name="P8" text:outline-level="3">Week 3: 17/02/2025</text:h>
      <text:p text:style-name="P11">This week, I focused on two main tasks:</text:p>
      <text:list text:style-name="L3">
        <text:list-item>
          <text:p text:style-name="P12"><text:span text:style-name="Strong_20_Emphasis"><text:span text:style-name="T1">Recreating the 2022 Shah et al. model</text:span></text:span><text:span text:style-name="T1"> for solving the </text:span><text:span text:style-name="Strong_20_Emphasis"><text:span text:style-name="T1">1D time-dependent Schrödinger equation</text:span></text:span><text:span text:style-name="T1"> using PINNs. </text:span></text:p>
        </text:list-item>
        <text:list-item>
          <text:p text:style-name="P13"><text:span text:style-name="Strong_20_Emphasis"><text:span text:style-name="T1">Preparing and delivering a presentation</text:span></text:span><text:span text:style-name="T1"> on </text:span><text:span text:style-name="Strong_20_Emphasis"><text:span text:style-name="T1">Physics-Informed Neural Networks (PINNs)</text:span></text:span><text:span text:style-name="T1"> and </text:span><text:span text:style-name="Strong_20_Emphasis"><text:span text:style-name="T1">loss function equations</text:span></text:span><text:span text:style-name="T1"> to my supervisor and his subordinates. </text:span></text:p>
        </text:list-item>
      </text:list>
      <text:p text:style-name="P14"><text:span text:style-name="Strong_20_Emphasis"><text:span text:style-name="T1"/></text:span></text:p>
      <text:p text:style-name="Standard"><text:span text:style-name="T1">The </text:span><text:span text:style-name="Strong_20_Emphasis"><text:span text:style-name="T1">key difference</text:span></text:span><text:span text:style-name="T1"> in the paper's approach was the use of</text:span><text:span text:style-name="Strong_20_Emphasis"><text:span text:style-name="T1"> atomic units.</text:span></text:span><text:span text:style-name="T1"> <text:s/></text:span><text:span text:style-name="T6">C</text:span><text:span text:style-name="T1">onstants </text:span><text:span text:style-name="T6">such as </text:span><text:span text:style-name="Strong_20_Emphasis"><text:span text:style-name="T1">mass m, </text:span></text:span><text:span text:style-name="Strong_20_Emphasis"><text:span text:style-name="T6">reduced </text:span></text:span><text:span text:style-name="Strong_20_Emphasis"><text:span text:style-name="T1">Planck’s constant ℏ, and frequency ω are set to 1</text:span></text:span><text:span text:style-name="T1">. Additionally the paper </text:span><text:span text:style-name="Strong_20_Emphasis"><text:span text:style-name="T1">use</text:span></text:span><text:span text:style-name="Strong_20_Emphasis"><text:span text:style-name="T6">d the</text:span></text:span><text:span text:style-name="Strong_20_Emphasis"><text:span text:style-name="T1"> superposition of the ground and first excited states</text:span></text:span><text:span text:style-name="T1"> as the initial condition.</text:span></text:p>
      <text:p text:style-name="Standard"><text:span text:style-name="T1"/></text:p>
      <text:p text:style-name="Standard"><text:span text:style-name="T1">Despite implementing these modifications, I still encountered the </text:span><text:span text:style-name="Strong_20_Emphasis"><text:span text:style-name="T1">same issue as last week</text:span></text:span><text:span text:style-name="T1">:</text:span></text:p>
      <text:list text:style-name="L4">
        <text:list-item>
          <text:p text:style-name="P15"><text:span text:style-name="T1">The model correctly predicts the </text:span><text:span text:style-name="Strong_20_Emphasis"><text:span text:style-name="T1">initial condition</text:span></text:span><text:span text:style-name="T1">. </text:span></text:p>
        </text:list-item>
        <text:list-item>
          <text:p text:style-name="P15"><text:span text:style-name="T1">However, as time progresses, the </text:span><text:span text:style-name="Strong_20_Emphasis"><text:span text:style-name="T1">Mean Squared Error (MSE) increases significantly</text:span></text:span><text:span text:style-name="T1">, causing the predicted wavefunction to diverge from the expected solution. </text:span></text:p>
        </text:list-item>
      </text:list>
      <text:p text:style-name="Standard"><text:span text:style-name="T1"/></text:p>
      <text:p text:style-name="Standard"><text:span text:style-name="Strong_20_Emphasis"><text:span text:style-name="T1">Next Steps</text:span></text:span></text:p>
      <text:list text:style-name="L5">
        <text:list-item>
          <text:p text:style-name="P16"><text:span text:style-name="T1">Analyze the </text:span><text:span text:style-name="Strong_20_Emphasis"><text:span text:style-name="T1">loss function and training dynamics</text:span></text:span><text:span text:style-name="T1"> more closely</text:span></text:p>
        </text:list-item>
        <text:list-item>
          <text:p text:style-name="P16"><text:span text:style-name="T1">Experiment with </text:span><text:span text:style-name="Strong_20_Emphasis"><text:span text:style-name="T1">different architectures, activation functions, and optimisation techniques</text:span></text:span><text:span text:style-name="T1"> to improve stability</text:span></text:p>
        </text:list-item>
      </text:list>
      <text:h text:style-name="P8" text:outline-level="3">Week 4: 24/02/2025</text:h>
      <text:p text:style-name="Standard"><text:span text:style-name="T1">This week, I </text:span><text:span text:style-name="Strong_20_Emphasis"><text:span text:style-name="T1">successfully recreated</text:span></text:span><text:span text:style-name="T1"> the </text:span><text:span text:style-name="Strong_20_Emphasis"><text:span text:style-name="T1">baseline model</text:span></text:span><text:span text:style-name="T1"> from the </text:span><text:span text:style-name="Strong_20_Emphasis"><text:span text:style-name="T1">2022 Shah et al.</text:span></text:span><text:span text:style-name="T1"> paper for solving the </text:span><text:span text:style-name="Strong_20_Emphasis"><text:span text:style-name="T1">1D time-dependent Schrödinger equation</text:span></text:span><text:span text:style-name="T1"> using PINNs.</text:span></text:p>
      <text:p text:style-name="Standard"><text:span text:style-name="Strong_20_Emphasis"><text:span text:style-name="T1"/></text:span></text:p>
      <text:p text:style-name="Standard"><text:span text:style-name="T1">Initially, the model was </text:span><text:span text:style-name="Strong_20_Emphasis"><text:span text:style-name="T1">prioritizing the initial condition loss and boundary condition loss</text:span></text:span><text:span text:style-name="T1"> over the </text:span><text:span text:style-name="Strong_20_Emphasis"><text:span text:style-name="T1">physics loss</text:span></text:span><text:span text:style-name="T1">. This </text:span><text:span text:style-name="Strong_20_Emphasis"><text:span text:style-name="T1">prevented the network from properly learning the Schrödinger equation</text:span></text:span><text:span text:style-name="T1">.</text:span></text:p>
      <text:p text:style-name="Standard"><text:span text:style-name="T1">To fix this, I </text:span><text:span text:style-name="Strong_20_Emphasis"><text:span text:style-name="T1">increased the weight</text:span></text:span><text:span text:style-name="T1"> assigned to the </text:span><text:span text:style-name="Strong_20_Emphasis"><text:span text:style-name="T1">physics loss</text:span></text:span><text:span text:style-name="T1"> in the total loss function. This adjustment ensured that the </text:span><text:span text:style-name="Strong_20_Emphasis"><text:span text:style-name="T1">PINN focused more on satisfying the governing equation</text:span></text:span><text:span text:style-name="T1">, leading to an improved training outcome.</text:span></text:p>
      <text:p text:style-name="Standard"><text:span text:style-name="Strong_20_Emphasis"><text:span text:style-name="T1"/></text:span></text:p>
      <text:p text:style-name="Standard"><text:span text:style-name="T1">After tuning the loss weights, the model </text:span><text:span text:style-name="T4">correctly predicted the probability density graph</text:span><text:span text:style-name="T1"> </text:span><text:span text:style-name="T4">with a</text:span><text:span text:style-name="Strong_20_Emphasis"><text:span text:style-name="T1"> MSE of 10</text:span></text:span><text:span text:style-name="Strong_20_Emphasis"><text:span text:style-name="T7">−5</text:span></text:span><text:span text:style-name="T1">, which is </text:span><text:span text:style-name="Strong_20_Emphasis"><text:span text:style-name="T1">acceptable</text:span></text:span><text:span text:style-name="T1"> according to the results in the reference paper. This confirms that the PINN is now learning the </text:span><text:span text:style-name="Strong_20_Emphasis"><text:span text:style-name="T1">correct wavefunction evolution</text:span></text:span><text:span text:style-name="T1">.</text:span></text:p>
      <text:p text:style-name="Standard"><text:span text:style-name="T1"/></text:p>
      <text:p text:style-name="Standard"><text:span text:style-name="Strong_20_Emphasis"><text:span text:style-name="T1">Next Steps:</text:span></text:span></text:p>
      <text:list text:style-name="L6">
        <text:list-item>
          <text:p text:style-name="P17"><text:span text:style-name="Strong_20_Emphasis"><text:span text:style-name="T1">Test the model with separate initial conditions</text:span></text:span><text:span text:style-name="T1">, using: </text:span></text:p>
          <text:list>
            <text:list-item>
              <text:p text:style-name="P17"><text:span text:style-name="Strong_20_Emphasis"><text:span text:style-name="T1">Ground state only</text:span></text:span><text:span text:style-name="T1"> </text:span></text:p>
            </text:list-item>
            <text:list-item>
              <text:p text:style-name="P17"><text:span text:style-name="Strong_20_Emphasis"><text:span text:style-name="T1">First excited state only</text:span></text:span><text:span text:style-name="T1"> </text:span></text:p>
            </text:list-item>
          </text:list>
        </text:list-item>
        <text:list-item>
          <text:p text:style-name="P17"><text:span text:style-name="T1">Compare the </text:span><text:span text:style-name="Strong_20_Emphasis"><text:span text:style-name="T1">accuracy and convergence</text:span></text:span><text:span text:style-name="T1"> for each case</text:span></text:p>
        </text:list-item>
      </text:list>
      <text:h text:style-name="P8" text:outline-level="3">Week 5: 03/03/2025</text:h>
      <text:p text:style-name="Standard"><text:span text:style-name="T1">This week, I </text:span><text:span text:style-name="Strong_20_Emphasis"><text:span text:style-name="T1">recreated the previous model</text:span></text:span><text:span text:style-name="T1"> using two separate initial conditions:</text:span></text:p>
      <text:list text:style-name="L7">
        <text:list-item>
          <text:p text:style-name="P18"><text:span text:style-name="Strong_20_Emphasis"><text:span text:style-name="T1">Ground state only</text:span></text:span><text:span text:style-name="T1"> </text:span></text:p>
        </text:list-item>
        <text:list-item>
          <text:p text:style-name="P18"><text:span text:style-name="Strong_20_Emphasis"><text:span text:style-name="T1">First excited state only</text:span></text:span><text:span text:style-name="T1"> </text:span></text:p>
        </text:list-item>
      </text:list>
      <text:p text:style-name="Standard"><text:span text:style-name="T1"/></text:p>
      <text:p text:style-name="Standard"><text:span text:style-name="T1">Both models </text:span><text:span text:style-name="Strong_20_Emphasis"><text:span text:style-name="T1">successfully learned the time evolution</text:span></text:span><text:span text:style-name="T1">, and I am analyzing the differences in their </text:span><text:span text:style-name="Strong_20_Emphasis"><text:span text:style-name="T1">training stability, loss behavior, and accuracy</text:span></text:span><text:span text:style-name="T1">. This will help understand how different initial conditions impact the </text:span><text:span text:style-name="Strong_20_Emphasis"><text:span text:style-name="T1">convergence and generalization</text:span></text:span><text:span text:style-name="T1"> of the PINN.</text:span></text:p>
      <text:p text:style-name="Standard"><text:span text:style-name="Strong_20_Emphasis"><text:span text:style-name="T1"/></text:span></text:p>
      <text:p text:style-name="Standard"><text:span text:style-name="T1">Alongside these experiments, I also continued refining the </text:span><text:span text:style-name="Strong_20_Emphasis"><text:span text:style-name="T1">first model I had been working on</text:span></text:span><text:span text:style-name="T1">. Now that I have insights from the </text:span><text:span text:style-name="Strong_20_Emphasis"><text:span text:style-name="T1">Shah et al. (2022) model</text:span></text:span><text:span text:style-name="T1">, I am applying similar </text:span><text:span text:style-name="Strong_20_Emphasis"><text:span text:style-name="T1">loss balancing techniques</text:span></text:span><text:span text:style-name="T1"> and </text:span><text:span text:style-name="Strong_20_Emphasis"><text:span text:style-name="T1">hyperparameter tuning</text:span></text:span><text:span text:style-name="T1"> to improve its accuracy.</text:span></text:p>
      <text:p text:style-name="Standard"><text:span text:style-name="Strong_20_Emphasis"><text:span text:style-name="T1"/></text:span></text:p>
      <text:p text:style-name="Standard"><text:span text:style-name="T1">This week, I also </text:span><text:span text:style-name="Strong_20_Emphasis"><text:span text:style-name="T1">started drafting my Research Proposal report</text:span></text:span><text:span text:style-name="T1">, which is due next week.</text:span></text:p>
      <text:p text:style-name="Standard"><text:span text:style-name="T1"/></text:p>
      <text:p text:style-name="Standard"><text:span text:style-name="Strong_20_Emphasis"><text:span text:style-name="T1">Next Steps</text:span></text:span></text:p>
      <text:list text:style-name="L8">
        <text:list-item>
          <text:p text:style-name="P19"><text:span text:style-name="T1">Complete the </text:span><text:span text:style-name="Strong_20_Emphasis"><text:span text:style-name="T1">research proposal draft</text:span></text:span><text:span text:style-name="T1"> and refine it for submission. </text:span></text:p>
        </text:list-item>
        <text:list-item>
          <text:p text:style-name="P19"><text:span text:style-name="T1">Continue </text:span><text:span text:style-name="Strong_20_Emphasis"><text:span text:style-name="T1">analyzing the results</text:span></text:span><text:span text:style-name="T1"> of different initial conditions in the model. </text:span></text:p>
        </text:list-item>
        <text:list-item>
          <text:p text:style-name="P19"><text:span text:style-name="T1">Implement </text:span><text:span text:style-name="Strong_20_Emphasis"><text:span text:style-name="T1">further optimizations</text:span></text:span><text:span text:style-name="T1"> in my original model based on new insights.</text:span></text:p>
        </text:list-item>
      </text:list>
      <text:p text:style-name="P20"/>
      <text:p text:style-name="P10"/>
      <text:h text:style-name="P8" text:outline-level="3">Week 6: 10/03/2025</text:h>
      <text:p text:style-name="P21"><text:span text:style-name="T8">This week, </text:span><text:span text:style-name="T9">I completed the solution of the single-electron in a 1D harmonic potential model using physical units instead of atomic units. I changed the model architecture to work with,</text:span></text:p>
      <text:list text:style-name="L9">
        <text:list-item>
          <text:p text:style-name="P22">Space: nanometers (nm)</text:p>
        </text:list-item>
        <text:list-item>
          <text:p text:style-name="P22">Time: picoseconds (ps)</text:p>
        </text:list-item>
        <text:list-item>
          <text:p text:style-name="P22">Energy: milli electron volts (meV)</text:p>
        </text:list-item>
      </text:list>
      <text:p text:style-name="P23">This required adjusting the Schrödinger equation, constants used and scaling the inputs, x and t accordingly. After these changes, PINN successfully learned the time evolution of the wavefunction.</text:p>
      <text:p text:style-name="P23"/>
      <text:p text:style-name="P23">Next Steps:</text:p>
      <text:list text:style-name="L10">
        <text:list-item>
          <text:p text:style-name="P24">I will start working on the time dependent moving quantum dot model</text:p>
        </text:list-item>
        <text:list-item>
          <text:p text:style-name="P24">An analytical solution must be generated using the Crank-Nicholson method</text:p>
        </text:list-item>
      </text:list>
      <text:h text:style-name="P8" text:outline-level="3">Week 7: 17/03/2025</text:h>
      <text:p text:style-name="P25">This week, I created an analytical solution for the moving quantum dot model using the Crank-Nicholson method. This will act as a reference t my machine learning model.</text:p>
      <text:p text:style-name="P25">I also tried to train the PINN model for this problem. But the model failed to capture wavefunction evolution after the dot started moving.</text:p>
      <text:p text:style-name="P25">I realised that the problem may be due to poor point sampling in regions where the wavefunction is non-zero. <text:span text:style-name="T10">Using a simple uniform distribution of collocation points does not give model the ability to capture non-adiabatic patterns. </text:span></text:p>
      <text:p text:style-name="P25"/>
      <text:p text:style-name="P26">Next Steps:</text:p>
      <text:list text:style-name="L11">
        <text:list-item>
          <text:p text:style-name="P27">Try dynamic point allocation, concentrating more points near the moving quantum dot</text:p>
        </text:list-item>
        <text:list-item>
          <text:p text:style-name="P27">Also, try increasing the overall number of points while keeping the points distribution uniform</text:p>
        </text:list-item>
        <text:list-item>
          <text:p text:style-name="P27">Compare both approaches </text:p>
        </text:list-item>
      </text:list>
      <text:h text:style-name="P8" text:outline-level="3">Week 8: 24/03/2025</text:h>
      <text:p text:style-name="P28">This week, first I tried to increase the number of training points while keeping the distribution uniform. But, the model still struggled to <text:span text:style-name="T11">track the moving quantum dot. The improvement was very limited. </text:span></text:p>
      <text:p text:style-name="P29">Next, I changed the point sampling method to a normal distribution centred around the <text:span text:style-name="T12">position of the quantum dot at a given instance of time. This significantly improved the model performance. But the model still hasn’t captures all the details.</text:span></text:p>
      <text:p text:style-name="P29"/>
      <text:p text:style-name="P30">Next Steps:</text:p>
      <text:list text:style-name="L12">
        <text:list-item>
          <text:p text:style-name="P31">I should try reducing the time domain <text:span text:style-name="T13">to see if it increases model accuracy</text:span></text:p>
        </text:list-item>
      </text:list>
      <text:h text:style-name="P8" text:outline-level="3">Week 9: 31/03/2025</text:h>
      <text:p text:style-name="P32">This week, I start by trying <text:span text:style-name="T14">the previous week’s model, but this time time domain reduced to 20ps from 50ps. I couldn’t experience much improvement. Later I also experimented with dynamic loss weight allocation and dynamic t_max during training. But results were either same or worse.</text:span></text:p>
      <text:p text:style-name="P33">Later I tried to train the model as multiple models. But my supervisors didn’t agree to the idea.</text:p>
      <text:p text:style-name="P33"/>
      <text:p text:style-name="P33">Next Step<text:span text:style-name="T15">s</text:span>:</text:p>
      <text:list text:style-name="L13">
        <text:list-item>
          <text:p text:style-name="P34">Implement the model with splitting into multiple models</text:p>
        </text:list-item>
      </text:list>
      <text:h text:style-name="P8" text:outline-level="3">Week 10: 07/04/2025</text:h>
      <text:p text:style-name="P35">This week, I successfully solved the moving quantum dot problem. To improve model performance, I increased the model complexity by adding more layers. This allowed PINN to capture more detailed features of the problem. But the training took longer time. </text:p>
      <text:p text:style-name="P35">After analysing the result, we suspected there may be discontinuities in the derivatives of the moving quantum dot, which may be causing the training instability.</text:p>
      <text:p text:style-name="P35"/>
      <text:p text:style-name="P35">Next Steps:</text:p>
      <text:list text:style-name="L14">
        <text:list-item>
          <text:p text:style-name="P36">Reduce the training time by optimising the model architecture</text:p>
        </text:list-item>
        <text:list-item>
          <text:p text:style-name="P36">Create a new loss function to handle the discontinuity</text:p>
        </text:list-item>
      </text:list>
      <text:h text:style-name="P8" text:outline-level="3">Week 11: 14/04/2025</text:h>
      <text:p text:style-name="P37">This week, I reduced the training time by almost half by increasing the point density around t1 and t2. These changes made the training faster and stable. </text:p>
      <text:p text:style-name="P37">I also designed a new loss function to potentially handle the discontinuity. However, there was no improvement in the model training stability. Then, I realised that the discontinuity happens at the first derivative of the position of the centre of quantum dot. Hence, the suspected discontinuity have no impact in the model training or performance.</text:p>
      <text:p text:style-name="P37"/>
      <text:p text:style-name="P37">Next Steps:</text:p>
      <text:list text:style-name="L15">
        <text:list-item>
          <text:p text:style-name="P38">Try the model with different v<text:span text:style-name="T16">QD</text:span></text:p>
        </text:list-item>
        <text:list-item>
          <text:p text:style-name="P38">Make the model more generalisable so that I can include v<text:span text:style-name="T16">QD</text:span> and omega as inpu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06:14:48.257333819</meta:creation-date>
    <dc:date>2025-04-29T20:06:17.648590302</dc:date>
    <meta:editing-duration>PT10H57M40S</meta:editing-duration>
    <meta:editing-cycles>8</meta:editing-cycles>
    <meta:generator>LibreOffice/24.8.3.2$MacOSX_AARCH64 LibreOffice_project/48a6bac9e7e268aeb4c3483fcf825c94556d9f92</meta:generator>
    <meta:print-date>2025-04-28T19:57:01.946793559</meta:print-date>
    <meta:printed-by>PDF files</meta:printed-by>
    <meta:document-statistic meta:table-count="0" meta:image-count="0" meta:object-count="0" meta:page-count="11" meta:paragraph-count="85" meta:word-count="1346" meta:character-count="8509" meta:non-whitespace-character-count="7260"/>
  </office:meta>
</office:document-meta>
</file>